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Set.DocumentSet( Document [ ] _docu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Set.addAll( DocumentSet 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Set.add(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umentSet.visit( DocumentVisitor visi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Set.Documen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cumentSet.getDoc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et.contains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et.reve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e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et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et.removeAll( DocumentSet 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Set.remove( Document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